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c1c9" officeooo:paragraph-rsid="001cc1c9"/>
    </style:style>
    <style:style style:name="P2" style:family="paragraph" style:parent-style-name="Standard">
      <style:text-properties officeooo:rsid="001d3075" officeooo:paragraph-rsid="001d3075"/>
    </style:style>
    <style:style style:name="P3" style:family="paragraph" style:parent-style-name="Standard">
      <style:text-properties officeooo:rsid="001f5443" officeooo:paragraph-rsid="001f5443"/>
    </style:style>
    <style:style style:name="P4" style:family="paragraph" style:parent-style-name="Standard">
      <style:text-properties officeooo:rsid="0021776b" officeooo:paragraph-rsid="0021776b"/>
    </style:style>
    <style:style style:name="T1" style:family="text">
      <style:text-properties officeooo:rsid="001d3075"/>
    </style:style>
    <style:style style:name="T2" style:family="text">
      <style:text-properties officeooo:rsid="001ddeb0"/>
    </style:style>
    <style:style style:name="T3" style:family="text">
      <style:text-properties officeooo:rsid="00217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ond phase interview questions</text:p>
      <text:p text:style-name="P1">1. write a program to create pascal triangle.</text:p>
      <text:p text:style-name="P1">2. extract <text:s/>a 12 bit number by using bellow bits in a each byte, take x represented bits.</text:p>
      <text:p text:style-name="P1"><text:tab/>Byte0: _ _ _ _ xxx _</text:p>
      <text:p text:style-name="P1"><text:tab/>byte 1: _ _ _ xxx _ _</text:p>
      <text:p text:style-name="P1"><text:tab/>byte 2: xxx _ _ _ _ _</text:p>
      <text:p text:style-name="P1"><text:tab/>byte3: _ _ xxx _ _ _</text:p>
      <text:p text:style-name="P1">3. print a BST tree in inorder model without using recursion.</text:p>
      <text:p text:style-name="P1">4. create a shared memory for circular queue</text:p>
      <text:p text:style-name="P1"><text:tab/>a. <text:s/>enqueue</text:p>
      <text:p text:style-name="P1"><text:tab/>b. dequeue</text:p>
      <text:p text:style-name="P1"><text:tab/>c. display</text:p>
      <text:p text:style-name="P1">5. write aprogram to send structure variables from client to server and chage in server like</text:p>
      <text:p text:style-name="P1"><text:tab/>struct {</text:p>
      <text:p text:style-name="P1"><text:tab/><text:tab/>int a= 10;</text:p>
      <text:p text:style-name="P1"><text:tab/><text:tab/>char *ptr = “GESL”;</text:p>
      <text:p text:style-name="P1"><text:tab/><text:tab/>int c = 20;</text:p>
      <text:p text:style-name="P1"><text:tab/>};</text:p>
      <text:p text:style-name="P1">modified <text:s/>data store in client side.</text:p>
      <text:p text:style-name="P1">6. why the static variable coming in other file ,if you pass as a function argument.</text:p>
      <text:p text:style-name="P1">7. why we are not using register variables globally?</text:p>
      <text:p text:style-name="P1">8. can we use static variable in one file as a extern variable in other file?</text:p>
      <text:p text:style-name="P1">9. i am taking array as a pointer and passing that pointer address in function , can i change some value in that array in that function?</text:p>
      <text:p text:style-name="P1">10. <text:span text:style-name="T1">list the API's in message queue?</text:span></text:p>
      <text:p text:style-name="P2">11. which are blocking calls in messsage queue? How can we unblock that blocking calls?</text:p>
      <text:p text:style-name="P2">12. size of message queue? Size of message in each message queue?</text:p>
      <text:p text:style-name="P2">13. i am passing two messages with the size of 8,000bytes , is it ok to full fill the queue or any place</text:p>
      <text:p text:style-name="P2">is available for other messages?</text:p>
      <text:p text:style-name="P2">14. draw ip header?</text:p>
      <text:p text:style-name="P2">15. where routing path information stores, i mean in server side or client side?</text:p>
      <text:p text:style-name="P2">16. what is <text:span text:style-name="T2">MTU and MSS? Relation between mtu and mss?</text:span></text:p>
      <text:p text:style-name="P3">17. who will decide the size of datagram and where it will be store?</text:p>
      <text:p text:style-name="P3">18. <text:span text:style-name="T3">who is moving from .bss to data?</text:span></text:p>
      <text:p text:style-name="P4">19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 raju</meta:initial-creator>
    <meta:creation-date>2015-06-08T12:37:50.169447196</meta:creation-date>
    <dc:date>2015-06-08T17:36:45.382930810</dc:date>
    <dc:creator>naga raju</dc:creator>
    <meta:editing-duration>PT4H44M35S</meta:editing-duration>
    <meta:editing-cycles>6</meta:editing-cycles>
    <meta:generator>LibreOffice/4.2.4.2$Linux_x86 LibreOffice_project/420m0$Build-2</meta:generator>
    <meta:document-statistic meta:table-count="0" meta:image-count="0" meta:object-count="0" meta:page-count="1" meta:paragraph-count="34" meta:word-count="303" meta:character-count="1511" meta:non-whitespace-character-count="1223"/>
  </office:meta>
</office:document-meta>
</file>